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9.12283333333333cm"/>
    </style:style>
    <style:style style:name="co2" style:family="table-column">
      <style:table-column-properties fo:break-before="auto" style:column-width="8.9535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www,Clapii,com/</text:p>
          </table:table-cell>
          <table:table-cell office:value-type="string" table:style-name="ce1">
            <text:p>www,Clapii,com/index,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,Clapii,com/films</text:p>
          </table:table-cell>
          <table:table-cell office:value-type="string" table:style-name="ce1">
            <text:p>www,Clapii,com/films,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,Clapii,com/f/Matrix</text:p>
          </table:table-cell>
          <table:table-cell office:value-type="string" table:style-name="ce1">
            <text:p>www,Clapii,com/film,php?idFilm=3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,Clapii,com/f/Avengers</text:p>
          </table:table-cell>
          <table:table-cell office:value-type="string" table:style-name="ce1">
            <text:p>www,Clapii,com/film,php?idFilm=7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,Clapii,com/compte</text:p>
          </table:table-cell>
          <table:table-cell office:value-type="string" table:style-name="ce1">
            <text:p>www,Clapii,com/compt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,Clapii,com/compte/modifier</text:p>
          </table:table-cell>
          <table:table-cell office:value-type="string" table:style-name="ce1">
            <text:p>www,Clapii,com/modifierCompt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,Clapii,com/admin/films</text:p>
          </table:table-cell>
          <table:table-cell office:value-type="string" table:style-name="ce1">
            <text:p>www,Clapii,com/administration/films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,Clapii,com/admin/modifier/film</text:p>
          </table:table-cell>
          <table:table-cell office:value-type="string" table:style-name="ce1">
            <text:p>www,Clapii,com/administration/modifier-film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,Clapii,com/admin/ajouter/film</text:p>
          </table:table-cell>
          <table:table-cell office:value-type="string" table:style-name="ce2">
            <text:p>www,Clapii,com/administration/ajouter-film.php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Clémentine Allard</dc:creator>
    <meta:creation-date>2020-01-31T14:17:41Z</meta:creation-date>
    <dc:date>2020-02-06T20:24:10Z</dc:date>
    <meta:editing-cycles>1</meta:editing-cycles>
    <meta:editing-duration>PT589S</meta:editing-duration>
  </office:meta>
</office:document-meta>
</file>